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131cm" fo:break-before="auto" style:use-optimal-row-height="true"/>
    </style:style>
    <style:style style:name="ro4" style:family="table-row">
      <style:table-row-properties style:row-height="1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 fo:font-size="10pt" style:font-name-asian="Arial1" style:font-size-asian="10pt" style:font-name-complex="Arial1" style:font-size-complex="5.699999809265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3-16_24-34-27_000.jpg</text:p>
          </table:table-cell>
          <table:table-cell office:value-type="string">
            <text:p>:m 1*1 RES / 22-1 62*73#1 / res チャートパターン調べ chart patterns / N+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7-03-16_24-03-20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7-03-16_13-13-28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3-16_13-09-45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3-16_12-32-2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3-16_12-32-2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3-16_12-32-2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3-16_12-32-2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3-16_12-32-2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3-16_12-25-10_000.jpg</text:p>
          </table:table-cell>
          <table:table-cell office:value-type="string">
            <text:p>:m :th / 方針 / job search 電気工の求人について / アイデア作り / おもちゃの紹介サイト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3-16_12-25-03_000.jpg</text:p>
          </table:table-cell>
          <table:table-cell office:value-type="string">
            <text:p>:m :th / 方針 / ビジネスアイデアの見つけ方　⇒　おもちゃ、「問題」を集める、組み合わせ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3-16_12-24-53_000.jpg</text:p>
          </table:table-cell>
          <table:table-cell table:style-name="ce3" office:value-type="string">
            <text:p>:m :? 1*1 / other / 気球の落下　上から見ている人　時間とともに、大きさの変化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3-16_12-24-28_000.jpg</text:p>
          </table:table-cell>
          <table:table-cell office:value-type="string">
            <text:p>:m :th / 方針 / 自分の身体でも　⇒　実験しよう || <text:span text:style-name="T1">:lets / action activity / </text:span><text:span text:style-name="T1">おへその周りの写真　⇒　 </text:span><text:span text:style-name="T1">storage </text:span><text:span text:style-name="T1">のフォルダから、とってくる、プログラム</text:span><text:span text:style-name="T1">==&gt;</text:span><text:span text:style-name="T1">作ろう</text:span>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7-03-16_03-03-33_005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3-15_23-50-08_000.jpg</text:p>
          </table:table-cell>
          <table:table-cell office:value-type="string">
            <text:p>:m 記録 / 身体　左太もも　内側 / アトピー / 状況　夜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3-15_23-49-41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3-15_23-34-33_01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3-15_23-34-33_00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3-15_23-33-33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3-15_23-33-33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3-15_23-33-33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7-03-15_23-17-11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3-15_22-13-17_000.jpg</text:p>
          </table:table-cell>
          <table:table-cell table:style-name="ce1" office:value-type="string">
            <text:p>:m 1*1 RES / free# 3WSUBV 6#1 / ヘブライ語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7-03-15_22-00-06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7-03-15_21-28-02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7-03-15_21-22-59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3-15_20-55-47_000.jpg</text:p>
          </table:table-cell>
          <table:table-cell office:value-type="string">
            <text:p>:m 食べた物　間食 /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7-03-15_19-53-02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3-15_19-50-25_000.jpg</text:p>
          </table:table-cell>
          <table:table-cell office:value-type="string">
            <text:p>:m 食べた物/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2017-03-15_18-35-35_000.jpg</text:p>
          </table:table-cell>
          <table:table-cell table:style-name="ce3" office:value-type="string">
            <text:p>:m :? 1*1 / other / 物を落とす　速度が半分になるような、高さ h は？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3-15_16-28-33_000.jpg</text:p>
          </table:table-cell>
          <table:table-cell table:style-name="ce1" office:value-type="string">
            <text:p>:m 1*1 RES / 245 121*9#1 / 『気象学入門』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017-03-15_15-20-35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7-03-15_15-09-48_000.jpg</text:p>
          </table:table-cell>
          <table:table-cell office:value-type="string">
            <text:p>:m music / log / kb / done / N+ / 2015031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017-03-15_13-57-29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3-15_13-10-40_000.jpg</text:p>
          </table:table-cell>
          <table:table-cell office:value-type="string">
            <text:p>:m 食べた物　間食 /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2017-03-15_12-30-31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3-15_12-28-22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3-15_11-58-33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3-15_11-58-33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3-15_11-58-33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3-15_11-58-33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3-15_11-58-33_000.jpg</text:p>
          </table:table-cell>
          <table:table-cell office:value-type="string">
            <text:p>:m 記録 / 身体　顔　ヒフ / アトピー / 状況　朝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2017/03/17</text:date>, <text:time>00:26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7T00:26:27.87</dc:date>
    <dc:creator>岩淵 謙</dc:creator>
    <meta:generator>OpenOffice/4.1.3$Win32 OpenOffice.org_project/413m1$Build-9783</meta:generator>
    <meta:editing-duration>PT19M38S</meta:editing-duration>
    <meta:editing-cycles>10</meta:editing-cycles>
    <meta:document-statistic meta:table-count="1" meta:cell-count="129" meta:object-count="0"/>
  </office:meta>
</office:document-meta>
</file>